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352cm" draw:marker-end="Arrow" draw:marker-end-width="0.452cm" draw:fill="none" draw:fill-color="#2323d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6" style:family="graphic" style:parent-style-name="standard">
      <style:graphic-properties svg:stroke-color="#2323dc" draw:fill="solid" draw:fill-color="#2323dc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52cm" svg:stroke-color="#000000" draw:marker-start-width="0.427cm" draw:marker-end="Arrow" draw:marker-end-width="0.527cm" draw:fill="none" draw:fill-color="#2323dc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6pt" style:font-size-asian="16pt" style:font-size-complex="16pt"/>
    </style:style>
    <style:style style:name="T1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056cm" svg:y1="11.418cm" svg:x2="14.489cm" svg:y2="11.474cm">
          <text:p/>
        </draw:line>
        <draw:frame draw:style-name="gr2" draw:text-style-name="P2" draw:layer="layout" svg:width="2.763cm" svg:height="0.886cm" svg:x="16.91cm" svg:y="11.003cm">
          <draw:text-box>
            <text:p><text:span text:style-name="T1">sampling</text:span></text:p>
          </draw:text-box>
        </draw:frame>
        <draw:frame draw:style-name="gr3" draw:layer="layout" svg:width="8.469cm" svg:height="0.962cm" svg:x="6.007cm" svg:y="10.965cm">
          <draw:text-box>
            <text:p>E[taxon duration for cohort j]</text:p>
          </draw:text-box>
        </draw:frame>
        <draw:frame draw:style-name="gr4" draw:layer="layout" svg:width="1.874cm" svg:height="2.384cm" svg:x="3.155cm" svg:y="5.318cm">
          <draw:text-box>
            <text:p>body</text:p>
            <text:p>size </text:p>
            <text:p>for j</text:p>
          </draw:text-box>
        </draw:frame>
        <draw:frame draw:style-name="gr3" draw:layer="layout" svg:width="4.477cm" svg:height="2.384cm" svg:x="5.786cm" svg:y="4.556cm">
          <draw:text-box>
            <text:p>environmental</text:p>
            <text:p>preference</text:p>
            <text:p>for j</text:p>
          </draw:text-box>
        </draw:frame>
        <draw:frame draw:style-name="gr5" draw:layer="layout" svg:width="4.477cm" svg:height="1.673cm" svg:x="10.485cm" svg:y="4.534cm">
          <draw:text-box>
            <text:p>environmental</text:p>
            <text:p>breadth for j</text:p>
          </draw:text-box>
        </draw:frame>
        <draw:frame draw:style-name="gr3" draw:layer="layout" svg:width="3.63cm" svg:height="1.673cm" svg:x="14.861cm" svg:y="5.318cm">
          <draw:text-box>
            <text:p>geographic</text:p>
            <text:p>range for j</text:p>
          </draw:text-box>
        </draw:frame>
        <draw:frame draw:style-name="gr3" draw:layer="layout" svg:width="1.98cm" svg:height="0.962cm" svg:x="1.154cm" svg:y="10.965cm">
          <draw:text-box>
            <text:p>“age”</text:p>
          </draw:text-box>
        </draw:frame>
        <draw:custom-shape draw:style-name="gr6" draw:text-style-name="P1" draw:layer="layout" svg:width="21cm" svg:height="4.566cm" svg:x="0cm" svg:y="3.267cm">
          <text:p/>
          <draw:enhanced-geometry svg:viewBox="0 0 21600 21600" draw:type="block-arc" draw:modifiers="-154.817562811821 7263.849066330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" draw:layer="layout" svg:x1="4.902cm" svg:y1="7.096cm" svg:x2="8.212cm" svg:y2="10.779cm">
          <text:p/>
        </draw:line>
        <draw:line draw:style-name="gr7" draw:text-style-name="P1" draw:layer="layout" svg:x1="8.585cm" svg:y1="6.207cm" svg:x2="9.728cm" svg:y2="10.754cm">
          <text:p/>
        </draw:line>
        <draw:line draw:style-name="gr7" draw:text-style-name="P1" draw:layer="layout" svg:x1="12.268cm" svg:y1="6.207cm" svg:x2="10.728cm" svg:y2="10.754cm">
          <text:p/>
        </draw:line>
        <draw:line draw:style-name="gr7" draw:text-style-name="P1" draw:layer="layout" svg:x1="14.681cm" svg:y1="6.842cm" svg:x2="12.141cm" svg:y2="10.881cm">
          <text:p/>
        </draw:line>
        <draw:frame draw:style-name="gr3" draw:layer="layout" svg:width="8.986cm" svg:height="0.962cm" svg:x="5.634cm" svg:y="1.167cm">
          <draw:text-box>
            <text:p>correlation of effects over time</text:p>
          </draw:text-box>
        </draw:frame>
        <draw:line draw:style-name="gr8" draw:text-style-name="P1" draw:layer="layout" svg:x1="3.132cm" svg:y1="11.446cm" svg:x2="6.053cm" svg:y2="11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2:47:32.246113056</meta:creation-date>
    <dc:date>2016-06-16T20:25:51.598492949</dc:date>
    <meta:editing-duration>PT13M56S</meta:editing-duration>
    <meta:editing-cycles>11</meta:editing-cycles>
    <meta:generator>LibreOffice/4.2.8.2$Linux_X86_64 LibreOffice_project/420m0$Build-2</meta:generator>
    <meta:document-statistic meta:object-count="15"/>
  </office:meta>
</office:document-meta>
</file>